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solid" draw:fill-color="#ffffff" draw:opacity="100%" draw:stroke="solid" svg:stroke-width="0.08333in" svg:stroke-color="#eaeaea" svg:stroke-opacity="100%" draw:stroke-linejoin="miter" svg:stroke-linecap="squar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solid" draw:fill-color="#ffffff" draw:opacity="100%" draw:stroke="solid" svg:stroke-width="0.08333in" svg:stroke-color="#eaeaea" svg:stroke-opacity="100%" draw:stroke-linejoin="miter" svg:stroke-linecap="squar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solid" draw:fill-color="#ffffff" draw:opacity="100%" draw:stroke="solid" svg:stroke-width="0.08333in" svg:stroke-color="#eaeaea" svg:stroke-opacity="100%" draw:stroke-linejoin="miter" svg:stroke-linecap="squar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 style:parent-style-name="Graphics">
      <style:graphic-properties draw:fill="none" draw:stroke="non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 style:parent-style-name="Graphics">
      <style:graphic-properties draw:fill="none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3.50505in" svg:y="1.35307in" svg:width="3.05316in" svg:height="1.5520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8" svg:x="8.20202in" svg:y="1.35307in" svg:width="2.76768in" svg:height="1.55201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6" svg:x="3.50505in" svg:y="3.00164in" svg:width="7.46465in" svg:height="4.1348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frame draw:id="id66" draw:style-name="a385" draw:name="Picture 4" svg:x="0.93332in" svg:y="0.91045in" svg:width="5.46231in" svg:height="2.4334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6" draw:name="Picture 6" svg:x="6.39563in" svg:y="0.91045in" svg:width="5.34278in" svg:height="2.42473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7" draw:name="Picture 8" svg:x="0.93332in" svg:y="3.34386in" svg:width="5.64141in" svg:height="2.56286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8" draw:name="Picture 10" svg:x="6.03166in" svg:y="3.33519in" svg:width="5.70675in" svg:height="2.56286in" style:rel-width="scale" style:rel-height="scale">
          <draw:image xlink:href="media/image7.png" xlink:type="simple" xlink:show="embed" xlink:actuate="onLoad"/>
          <svg:title/>
          <svg:desc/>
        </draw:frame>
        <draw:custom-shape svg:x="1.59493in" svg:y="2.42329in" svg:width="0.21341in" svg:height="0.23504in" draw:id="id70" draw:style-name="a391" draw:name="Rectangle 12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24in" svg:y="2.42329in" svg:width="0.21341in" svg:height="0.23504in" draw:id="id71" draw:style-name="a394" draw:name="Rectangle 1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493in" svg:y="2.98696in" svg:width="0.21341in" svg:height="0.23504in" draw:id="id72" draw:style-name="a397" draw:name="Rectangle 14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24in" svg:y="2.98696in" svg:width="0.21341in" svg:height="0.23504in" draw:id="id73" draw:style-name="a400" draw:name="Rectangle 15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68in" svg:y="2.98644in" svg:width="0.21341in" svg:height="0.23504in" draw:id="id74" draw:style-name="a403" draw:name="Rectangle 16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811in" svg:y="2.98644in" svg:width="0.21341in" svg:height="0.23504in" draw:id="id75" draw:style-name="a406" draw:name="Rectangle 1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524in" svg:y="2.42329in" svg:width="0.21341in" svg:height="0.23504in" draw:id="id76" draw:style-name="a409" draw:name="Rectangle 1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655in" svg:y="2.42329in" svg:width="0.21341in" svg:height="0.23504in" draw:id="id77" draw:style-name="a412" draw:name="Rectangle 19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1263in" svg:y="2.42329in" svg:width="0.21341in" svg:height="0.23504in" draw:id="id78" draw:style-name="a415" draw:name="Rectangle 20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394in" svg:y="2.42329in" svg:width="0.21341in" svg:height="0.23504in" draw:id="id79" draw:style-name="a418" draw:name="Rectangle 2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9in" svg:y="2.96496in" svg:width="0.21341in" svg:height="0.23504in" draw:id="id80" draw:style-name="a421" draw:name="Rectangle 2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421in" svg:y="2.96496in" svg:width="0.21341in" svg:height="0.23504in" draw:id="id81" draw:style-name="a424" draw:name="Rectangle 2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628in" svg:y="2.42269in" svg:width="0.21341in" svg:height="0.23504in" draw:id="id82" draw:style-name="a427" draw:name="Rectangle 2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2759in" svg:y="2.42269in" svg:width="0.21341in" svg:height="0.23504in" draw:id="id83" draw:style-name="a430" draw:name="Rectangle 2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9in" svg:y="2.96496in" svg:width="0.21341in" svg:height="0.23504in" draw:id="id84" draw:style-name="a433" draw:name="Rectangle 2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031in" svg:y="2.96496in" svg:width="0.21341in" svg:height="0.23504in" draw:id="id85" draw:style-name="a436" draw:name="Rectangle 27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923in" svg:y="1.50272in" svg:width="0.28598in" svg:height="0.64571in" draw:id="id86" draw:style-name="a439" draw:name="Rectangle 2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304in" svg:y="1.50272in" svg:width="0.23676in" svg:height="0.64571in" draw:id="id87" draw:style-name="a442" draw:name="Rectangle 29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0743in" svg:y="3.88542in" svg:width="0.33146in" svg:height="0.77083in" draw:id="id88" draw:style-name="a445" draw:name="Rectangle 30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4987in" svg:y="4.2322in" svg:width="0.37722in" svg:height="0.21572in" draw:id="id89" draw:style-name="a448" draw:name="Rectangle 31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23997in" svg:y="4.12434in" svg:width="0.37722in" svg:height="0.21572in" draw:id="id90" draw:style-name="a451" draw:name="Rectangle 32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3848in" svg:y="3.6697in" svg:width="0.37722in" svg:height="0.21572in" draw:id="id91" draw:style-name="a454" draw:name="Rectangle 33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9101in" svg:y="3.6219in" svg:width="0.37722in" svg:height="0.21572in" draw:id="id92" draw:style-name="a457" draw:name="Rectangle 34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7456in" svg:y="3.90862in" svg:width="0.37722in" svg:height="0.60961in" draw:id="id93" draw:style-name="a460" draw:name="Rectangle 35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8in" svg:y="4.90167in" svg:width="0.22992in" svg:height="0.70944in" draw:id="id94" draw:style-name="a463" draw:name="Rectangle 36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497in" svg:y="4.92598in" svg:width="0.22992in" svg:height="0.68513in" draw:id="id95" draw:style-name="a466" draw:name="Rectangle 37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36in" svg:y="2.5288in" svg:width="0.31019in" svg:height="0.60401in" draw:id="id96" draw:style-name="a469" draw:name="Rectangle 38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605in" svg:y="2.38684in" svg:width="0.1853in" svg:height="0.1433in" draw:id="id97" draw:style-name="a472" draw:name="Rectangle 39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4987in" svg:y="2.36652in" svg:width="0.1853in" svg:height="0.1433in" draw:id="id98" draw:style-name="a475" draw:name="Rectangle 40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9232in" svg:y="2.38318in" svg:width="0.13476in" svg:height="0.1433in" draw:id="id99" draw:style-name="a478" draw:name="Rectangle 41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8697in" svg:y="2.36652in" svg:width="0.2422in" svg:height="0.1433in" draw:id="id100" draw:style-name="a481" draw:name="Rectangle 42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5932in" svg:y="1.48503in" svg:width="2.05173in" svg:height="0.66341in" draw:id="id101" draw:style-name="a484" draw:name="Rectangle 4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272in" svg:y="2.55351in" svg:width="0.1853in" svg:height="0.1433in" draw:id="id102" draw:style-name="a487" draw:name="Rectangle 44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9451in" svg:y="2.38143in" svg:width="0.07215in" svg:height="0.75138in" draw:id="id103" draw:style-name="a490" draw:name="Rectangle 45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139in" svg:y="1.42068in" svg:width="0.09031in" svg:height="0.50293in" draw:id="id104" draw:style-name="a493" draw:name="Rectangle 46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arten Schuilenburg</meta:initial-creator>
    <dc:creator>Maarten Schuilenburg</dc:creator>
    <meta:creation-date>2023-03-06T16:31:23Z</meta:creation-date>
    <dc:date>2023-03-06T17:02:19Z</dc:date>
    <meta:editing-cycles>1</meta:editing-cycles>
    <meta:editing-duration>PT1855S</meta:editing-duration>
    <meta:document-statistic meta:paragraph-count="0" meta:word-count="0"/>
  </office:meta>
</office:document-meta>
</file>